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ff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J du dessin de la semaine</text:p>
      <text:p text:style-name="P1"/>
      <text:p text:style-name="Standard">Récupérer le dessin dans PAO-Prod/Editions/ « la revue mentionnée »/EI2010/EI122010 DESSIN/ILLUSTRATIONS</text:p>
      <text:p text:style-name="Standard"/>
      <text:p text:style-name="Standard">Ouvrir Photoshop</text:p>
      <text:p text:style-name="Standard">Mettre le fichier au format largeur 420px</text:p>
      <text:p text:style-name="Standard">La renommer dessin « annéemois »- « N°Semaine »-b.jpg</text:p>
      <text:p text:style-name="Standard">Mettre le fichier au format largeur 250px</text:p>
      <text:p text:style-name="Standard">La renommer dessin « annéemois »- « N°Semaine »-a.jpg</text:p>
      <text:p text:style-name="Standard"/>
      <text:p text:style-name="Standard">Copier les fichiers sur serveur 233/xml/dessins/_photos/</text:p>
      <text:p text:style-name="Standard"/>
      <text:p text:style-name="Standard">Ouvrir xlm/dessins/source_dessin.xml et recopier le dernier article</text:p>
      <text:p text:style-name="Standard">Modifier les dates, le titre et le chapeau</text:p>
      <text:p text:style-name="Standard">Lancer OUTPUT.bat</text:p>
      <text:p text:style-name="Standard"/>
      <text:p text:style-name="Standard">Aller sur concerto taper /_infos/dessin.asp et valider</text:p>
      <text:p text:style-name="Standard">Changer le N° de semaine et valider</text:p>
      <text:p text:style-name="Standard">Imprime dessin et donner à Christophe</text:p>
      <text:p text:style-name="P2"><text:tab/><text:tab/><text:tab/><text:tab/><text:tab/><text:tab/><text:tab/><text:tab/><text:tab/><text:tab/>Le 07/12/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éphane Méron</meta:initial-creator>
    <meta:creation-date>2010-12-02T16:00:52.13</meta:creation-date>
    <dc:date>2010-12-07T10:26:15.47</dc:date>
    <dc:creator>Stéphane Méron</dc:creator>
    <meta:editing-duration>PT04H33M07S</meta:editing-duration>
    <meta:editing-cycles>4</meta:editing-cycles>
    <meta:generator>OpenOffice.org/3.2$Win32 OpenOffice.org_project/320m18$Build-9502</meta:generator>
    <meta:printed-by>Stéphane Méron</meta:printed-by>
    <meta:print-date>2010-12-03T09:31:08.69</meta:print-date>
    <meta:document-statistic meta:table-count="0" meta:image-count="0" meta:object-count="0" meta:page-count="1" meta:paragraph-count="15" meta:word-count="96" meta:character-count="666"/>
  </office:meta>
</office:document-meta>
</file>